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58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5.2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lstats-notes" table:style-name="ta1">
        <table:shapes>
          <draw:frame draw:z-index="0" draw:style-name="gr1" draw:text-style-name="P1" svg:width="321.87pt" svg:height="398.13pt" svg:x="226.69pt" svg:y="635.53pt">
            <loext:p draw:notify-on-update-of-ranges="'mlstats-notes'.A52:'mlstats-notes'.A75 'mlstats-notes'.B52:'mlstats-notes'.B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# of People</text:p>
          </table:table-cell>
        </table:table-row>
        <table:table-row table:style-name="ro2">
          <table:table-cell office:value-type="string" calcext:value-type="string">
            <text:p>devel</text:p>
          </table:table-cell>
          <table:table-cell office:value-type="float" office:value="4693" calcext:value-type="float">
            <text:p>4693</text:p>
          </table:table-cell>
        </table:table-row>
        <table:table-row table:style-name="ro2">
          <table:table-cell office:value-type="string" calcext:value-type="string">
            <text:p>389-users</text:p>
          </table:table-cell>
          <table:table-cell office:value-type="float" office:value="1647" calcext:value-type="float">
            <text:p>1647</text:p>
          </table:table-cell>
        </table:table-row>
        <table:table-row table:style-name="ro2">
          <table:table-cell office:value-type="string" calcext:value-type="string">
            <text:p>ambassadors</text:p>
          </table:table-cell>
          <table:table-cell office:value-type="float" office:value="1403" calcext:value-type="float">
            <text:p>1403</text:p>
          </table:table-cell>
        </table:table-row>
        <table:table-row table:style-name="ro2">
          <table:table-cell office:value-type="string" calcext:value-type="string">
            <text:p>trans</text:p>
          </table:table-cell>
          <table:table-cell office:value-type="float" office:value="1225" calcext:value-type="float">
            <text:p>1225</text:p>
          </table:table-cell>
        </table:table-row>
        <table:table-row table:style-name="ro2">
          <table:table-cell office:value-type="string" calcext:value-type="string">
            <text:p>infrastructure</text:p>
          </table:table-cell>
          <table:table-cell office:value-type="float" office:value="1182" calcext:value-type="float">
            <text:p>1182</text:p>
          </table:table-cell>
        </table:table-row>
        <table:table-row table:style-name="ro2">
          <table:table-cell office:value-type="string" calcext:value-type="string">
            <text:p>xen</text:p>
          </table:table-cell>
          <table:table-cell office:value-type="float" office:value="847" calcext:value-type="float">
            <text:p>847</text:p>
          </table:table-cell>
        </table:table-row>
        <table:table-row table:style-name="ro2">
          <table:table-cell office:value-type="string" calcext:value-type="string">
            <text:p>desktop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office:value-type="string" calcext:value-type="string">
            <text:p>packaging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office:value-type="string" calcext:value-type="string">
            <text:p>de-users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design-team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laptop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council-discuss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arm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buildsys</text:p>
          </table:table-cell>
          <table:table-cell office:value-type="float" office:value="363" calcext:value-type="float">
            <text:p>363</text:p>
          </table:table-cell>
        </table:table-row>
        <table:table-row table:style-name="ro2">
          <table:table-cell office:value-type="string" calcext:value-type="string">
            <text:p>cloud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string" calcext:value-type="string">
            <text:p>announce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389-devel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games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string" calcext:value-type="string">
            <text:p>fonts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xfce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devel-announce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brasil-marketing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olpc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classroom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env-and-stacks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flock-attendees-2013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bangladesh-users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bigdata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wiki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lxde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trans-ko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websites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kexec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s390x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erlang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astronomy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women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flock-attendees-201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trans-id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mips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women-outreach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remixes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php-devel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irc-support-sig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isv-sig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commops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outreach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trans-bg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fama-mentors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devassistant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ru-users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epel-user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ummit-planning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389-commits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badge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power-management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cwg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panama-community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diversity-app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389-announc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esign-devel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n-community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hu-user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zaraf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pel-package-announc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p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ans-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rm-build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esign-team-ticket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rans-ru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voi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arafa-announc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mlstats-notes'.A1:'mlstats-notes'.B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0:22:03.583989676</dc:date>
    <dc:creator>decause </dc:creator>
    <meta:editing-duration>PT48M1S</meta:editing-duration>
    <meta:editing-cycles>5</meta:editing-cycles>
    <meta:generator>LibreOffice/5.0.3.2$Linux_X86_64 LibreOffice_project/00$Build-2</meta:generator>
    <meta:document-statistic meta:table-count="1" meta:cell-count="1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56cm" svg:height="14.046cm" xlink:href=".." xlink:type="simple" chart:class="chart:bar" chart:style-name="ch1">
        <chart:plot-area chart:style-name="ch2" table:cell-range-address="'mlstats-notes'.A52:'mlstats-notes'.B75" chart:data-source-has-labels="column" svg:x="0.227cm" svg:y="0.28cm" svg:width="10.902cm" svg:height="13.4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336cm" svg:y="0.28cm" svg:width="6.785cm" svg:height="12.84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'mlstats-notes'.A52:'mlstats-notes'.A75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mlstats-notes'.B52:'mlstats-notes'.B75" chart:class="chart:ba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evassistant</text:p>
                <draw:g>
                  <svg:desc>'mlstats-notes'.A52:'mlstats-notes'.A75</svg:desc>
                </draw:g>
              </table:table-cell>
              <table:table-cell office:value-type="float" office:value="18">
                <text:p>18</text:p>
                <draw:g>
                  <svg:desc>'mlstats-notes'.B52:'mlstats-notes'.B75</svg:desc>
                </draw:g>
              </table:table-cell>
            </table:table-row>
            <table:table-row>
              <table:table-cell office:value-type="string">
                <text:p>ru-user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pel-user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ummit-planning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adge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ower-management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wg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anama-community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iversity-app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9-announc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sign-deve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vn-community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-user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zaraf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pel-package-annou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pa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rans-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m-buil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sign-team-ticket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ns-ru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oi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rafa-announc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